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14A000046AE00003181337E1523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5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Uelzen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Hambur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7654.45">
            <text:p>7.654,45 €</text:p>
          </table:table-cell>
          <table:table-cell office:value-type="currency" office:currency="EUR" office:value="12654.56">
            <text:p>12.654,56 €</text:p>
          </table:table-cell>
          <table:table-cell office:value-type="currency" office:currency="EUR" office:value="10010.02">
            <text:p>10.010,02 €</text:p>
          </table:table-cell>
          <table:table-cell office:value-type="currency" office:currency="EUR" office:value="33654.23">
            <text:p>33.654,2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5674.34">
            <text:p>5.674,34 €</text:p>
          </table:table-cell>
          <table:table-cell office:value-type="currency" office:currency="EUR" office:value="14564.01">
            <text:p>14.564,01 €</text:p>
          </table:table-cell>
          <table:table-cell office:value-type="currency" office:currency="EUR" office:value="13765.76">
            <text:p>13.765,76 €</text:p>
          </table:table-cell>
          <table:table-cell office:value-type="currency" office:currency="EUR" office:value="42456.43">
            <text:p>42.456,4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3694.23">
            <text:p>3.694,23 €</text:p>
          </table:table-cell>
          <table:table-cell office:value-type="currency" office:currency="EUR" office:value="16473.46">
            <text:p>16.473,46 €</text:p>
          </table:table-cell>
          <table:table-cell office:value-type="currency" office:currency="EUR" office:value="17521.5">
            <text:p>17.521,50 €</text:p>
          </table:table-cell>
          <table:table-cell office:value-type="currency" office:currency="EUR" office:value="51258.63">
            <text:p>51.258,6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2714.12">
            <text:p>2.714,12 €</text:p>
          </table:table-cell>
          <table:table-cell office:value-type="currency" office:currency="EUR" office:value="18382.91">
            <text:p>18.382,91 €</text:p>
          </table:table-cell>
          <table:table-cell office:value-type="currency" office:currency="EUR" office:value="21277.24">
            <text:p>21.277,24 €</text:p>
          </table:table-cell>
          <table:table-cell office:value-type="currency" office:currency="EUR" office:value="60060.83">
            <text:p>60.060,8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3456.54">
            <text:p>3.456,54 €</text:p>
          </table:table-cell>
          <table:table-cell office:value-type="currency" office:currency="EUR" office:value="20292.36">
            <text:p>20.292,36 €</text:p>
          </table:table-cell>
          <table:table-cell office:value-type="currency" office:currency="EUR" office:value="20032.98">
            <text:p>20.032,98 €</text:p>
          </table:table-cell>
          <table:table-cell office:value-type="currency" office:currency="EUR" office:value="68863.03">
            <text:p>68.863,0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4198.96">
            <text:p>4.198,96 €</text:p>
          </table:table-cell>
          <table:table-cell office:value-type="currency" office:currency="EUR" office:value="22201.81">
            <text:p>22.201,81 €</text:p>
          </table:table-cell>
          <table:table-cell office:value-type="currency" office:currency="EUR" office:value="28788.72">
            <text:p>28.788,72 €</text:p>
          </table:table-cell>
          <table:table-cell office:value-type="currency" office:currency="EUR" office:value="77665.23">
            <text:p>77.665,2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4941.38">
            <text:p>4.941,38 €</text:p>
          </table:table-cell>
          <table:table-cell office:value-type="currency" office:currency="EUR" office:value="14111.26">
            <text:p>14.111,26 €</text:p>
          </table:table-cell>
          <table:table-cell office:value-type="currency" office:currency="EUR" office:value="22544.46">
            <text:p>22.544,46 €</text:p>
          </table:table-cell>
          <table:table-cell office:value-type="currency" office:currency="EUR" office:value="86467.43">
            <text:p>86.467,4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5683.8">
            <text:p>5.683,80 €</text:p>
          </table:table-cell>
          <table:table-cell office:value-type="currency" office:currency="EUR" office:value="26020.71">
            <text:p>26.020,71 €</text:p>
          </table:table-cell>
          <table:table-cell office:value-type="currency" office:currency="EUR" office:value="32300.2">
            <text:p>32.300,20 €</text:p>
          </table:table-cell>
          <table:table-cell office:value-type="currency" office:currency="EUR" office:value="95269.63">
            <text:p>95.269,6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26.22">
            <text:p>6.426,22 €</text:p>
          </table:table-cell>
          <table:table-cell office:value-type="currency" office:currency="EUR" office:value="7930.16">
            <text:p>7.930,16 €</text:p>
          </table:table-cell>
          <table:table-cell office:value-type="currency" office:currency="EUR" office:value="20055.94">
            <text:p>20.055,94 €</text:p>
          </table:table-cell>
          <table:table-cell office:value-type="currency" office:currency="EUR" office:value="64071.83">
            <text:p>64.071,8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5432.21">
            <text:p>5.432,21 €</text:p>
          </table:table-cell>
          <table:table-cell office:value-type="currency" office:currency="EUR" office:value="29839.61">
            <text:p>29.839,61 €</text:p>
          </table:table-cell>
          <table:table-cell office:value-type="currency" office:currency="EUR" office:value="18811.68">
            <text:p>18.811,68 €</text:p>
          </table:table-cell>
          <table:table-cell office:value-type="currency" office:currency="EUR" office:value="72874.03">
            <text:p>72.874,0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438.2">
            <text:p>4.438,20 €</text:p>
          </table:table-cell>
          <table:table-cell office:value-type="currency" office:currency="EUR" office:value="21749.06">
            <text:p>21.749,06 €</text:p>
          </table:table-cell>
          <table:table-cell office:value-type="currency" office:currency="EUR" office:value="27567.42">
            <text:p>27.567,42 €</text:p>
          </table:table-cell>
          <table:table-cell office:value-type="currency" office:currency="EUR" office:value="41676.23">
            <text:p>41.676,2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4444.19">
            <text:p>4.444,19 €</text:p>
          </table:table-cell>
          <table:table-cell office:value-type="currency" office:currency="EUR" office:value="33658.51">
            <text:p>33.658,51 €</text:p>
          </table:table-cell>
          <table:table-cell office:value-type="currency" office:currency="EUR" office:value="31323.16">
            <text:p>31.323,16 €</text:p>
          </table:table-cell>
          <table:table-cell office:value-type="currency" office:currency="EUR" office:value="30478.43">
            <text:p>30.478,43 €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>
            <draw:frame table:end-cell-address="Sheet1.I46" table:end-x="2.259cm" table:end-y="0.426cm" draw:z-index="0" svg:width="18.093cm" svg:height="12.672cm" svg:x="2.23cm" svg:y="0.399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 table:number-columns-repeated="4"/>
          <table:table-cell>
            <draw:frame table:end-cell-address="Sheet1.S46" table:end-x="0.029cm" table:end-y="0.027cm" draw:z-index="1" draw:name="Graphics 1" draw:style-name="gr1" draw:text-style-name="P1" svg:width="18.093cm" svg:height="12.672cm" svg:x="0cm" svg:y="0cm">
              <draw:image xlink:href="Pictures/2000014A000046AE00003181337E1523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7">27.09.2005</text:date>, <text:time>15:3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7T15:37:12</dc:date>
    <dc:language>en-US</dc:language>
    <meta:editing-cycles>4</meta:editing-cycles>
    <meta:editing-duration>PT7M27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23.5pt" style:font-family-asian="'Andale Sans UI'" style:font-pitch-asian="variable" style:font-size-asian="23.5pt" style:font-family-complex="Tahoma" style:font-pitch-complex="variable" style:font-size-complex="23.5pt"/>
    </style:style>
    <style:style style:name="ch3" style:family="chart">
      <style:graphic-properties draw:fill="none"/>
      <style:text-properties fo:font-family="Albany" style:font-family-generic="swiss" style:font-pitch="variable" fo:font-size="10.8999996185303pt" style:font-family-asian="'Andale Sans UI'" style:font-pitch-asian="variable" style:font-size-asian="10.8999996185303pt" style:font-family-complex="Tahoma" style:font-pitch-complex="variable" style:font-size-complex="10.8999996185303pt"/>
    </style:style>
    <style:style style:name="ch4" style:family="chart">
      <style:chart-properties chart:japanese-candle-stick="false" chart:stock-with-volume="false" chart:three-dimensional="true" chart:deep="false" chart:lines="false" chart:solid-type="cone" chart:interpolation="none" chart:symbol-type="none" chart:vertical="tru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2.6999998092651pt" style:font-family-asian="'Andale Sans UI'" style:font-pitch-asian="variable" style:font-size-asian="12.6999998092651pt" style:font-family-complex="Tahoma" style:font-pitch-complex="variable" style:font-size-complex="12.6999998092651pt"/>
    </style:style>
    <style:style style:name="ch6" style:family="chart" style:data-style-name="N106">
      <style:chart-properties chart:display-label="true" chart:tick-marks-major-inner="false" chart:tick-marks-major-outer="true" chart:tick-marks-minor-inner="false" chart:tick-marks-minor-outer="false" chart:logarithmic="false" chart:minimum="0" chart:maximum="100000" chart:origin="0" chart:interval-major="25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12.6999998092651pt" style:font-family-asian="'Andale Sans UI'" style:font-pitch-asian="variable" style:font-size-asian="12.6999998092651pt" style:font-family-complex="Tahoma" style:font-pitch-complex="variable" style:font-size-complex="12.6999998092651pt"/>
    </style:style>
    <style:style style:name="ch7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2.6999998092651pt" style:font-family-asian="'Andale Sans UI'" style:font-pitch-asian="variable" style:font-size-asian="12.6999998092651pt" style:font-family-complex="Tahoma" style:font-pitch-complex="variable" style:font-size-complex="12.6999998092651pt"/>
    </style:style>
    <style:style style:name="ch8" style:family="chart">
      <style:chart-properties chart:solid-type="cone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0.8999996185303pt" style:font-family-asian="'Andale Sans UI'" style:font-pitch-asian="variable" style:font-size-asian="10.8999996185303pt" style:font-family-complex="Tahoma" style:font-pitch-complex="variable" style:font-size-complex="10.8999996185303pt"/>
    </style:style>
    <style:style style:name="ch9" style:family="chart">
      <style:chart-properties chart:solid-type="cone" chart:symbol-type="none"/>
      <style:graphic-properties dr3d:horizontal-segments="32" dr3d:edge-rounding="5%" dr3d:backface-culling="disabled"/>
    </style:style>
    <style:style style:name="ch10" style:family="chart">
      <style:chart-properties chart:solid-type="cone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33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0.8999996185303pt" style:font-family-asian="'Andale Sans UI'" style:font-pitch-asian="variable" style:font-size-asian="10.8999996185303pt" style:font-family-complex="Tahoma" style:font-pitch-complex="variable" style:font-size-complex="10.8999996185303pt"/>
    </style:style>
    <style:style style:name="ch11" style:family="chart">
      <style:chart-properties chart:solid-type="cone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ffff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0.8999996185303pt" style:font-family-asian="'Andale Sans UI'" style:font-pitch-asian="variable" style:font-size-asian="10.8999996185303pt" style:font-family-complex="Tahoma" style:font-pitch-complex="variable" style:font-size-complex="10.8999996185303pt"/>
    </style:style>
    <style:style style:name="ch12" style:family="chart">
      <style:chart-properties chart:solid-type="cone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cc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0.8999996185303pt" style:font-family-asian="'Andale Sans UI'" style:font-pitch-asian="variable" style:font-size-asian="10.8999996185303pt" style:font-family-complex="Tahoma" style:font-pitch-complex="variable" style:font-size-complex="10.8999996185303pt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18.094cm" svg:height="12.673cm" chart:class="chart:bar" chart:style-name="ch1">
        <chart:title svg:x="4.655cm" svg:y="0.252cm" chart:style-name="ch2">
          <text:p>Bars_Horizontal_Cones</text:p>
        </chart:title>
        <chart:legend chart:legend-position="end" svg:x="15.182cm" svg:y="5.16cm" chart:style-name="ch3"/>
        <chart:plot-area chart:style-name="ch4" table:cell-range-address="Sheet1.$B$4:.$F$16" chart:data-source-has-labels="both" chart:table-number-list="0" svg:x="0.36cm" svg:y="1.679cm" svg:width="14.103cm" svg:height="10.742cm" dr3d:vrp="(17114.8275271221 10054.6111066347 24728.6159639572)" dr3d:vpn="(0.41621963458163 0.173657312334476 0.892526948423128)" dr3d:vup="(-0.0733947322007259 0.984806142280178 -0.157385118141512)" dr3d:projection="perspective" dr3d:distance="4.328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>
            <chart:data-point chart:style-name="ch9" chart:repeated="12"/>
          </chart:series>
          <chart:series chart:style-name="ch10">
            <chart:data-point chart:style-name="ch9" chart:repeated="12"/>
          </chart:series>
          <chart:series chart:style-name="ch11">
            <chart:data-point chart:style-name="ch9" chart:repeated="12"/>
          </chart:series>
          <chart:series chart:style-name="ch12">
            <chart:data-point chart:style-name="ch9"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lzen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Hamburg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7654.45">
                <text:p>7654.45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33654.23">
                <text:p>33654.23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5674.34">
                <text:p>5674.34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42456.43">
                <text:p>42456.43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3694.23">
                <text:p>3694.2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51258.63">
                <text:p>51258.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714.12">
                <text:p>2714.12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60060.83">
                <text:p>60060.8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456.54">
                <text:p>3456.54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68863.03">
                <text:p>68863.0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198.96">
                <text:p>4198.96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77665.23">
                <text:p>77665.2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4941.38">
                <text:p>4941.38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86467.43">
                <text:p>86467.4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683.8">
                <text:p>5683.8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95269.63">
                <text:p>95269.6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26.22">
                <text:p>6426.22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071.83">
                <text:p>64071.83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5432.21">
                <text:p>5432.21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72874.03">
                <text:p>72874.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438.2">
                <text:p>4438.2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1676.23">
                <text:p>41676.23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444.19">
                <text:p>4444.19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30478.43">
                <text:p>30478.4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